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4170F4C24AEA2BFF.png" manifest:media-type="image/png"/>
  <manifest:file-entry manifest:full-path="Pictures/100000010000078000000438F23B112EDAA7610C.png" manifest:media-type="image/png"/>
  <manifest:file-entry manifest:full-path="Pictures/1000000100000780000004389314A797C4F5B9EE.png" manifest:media-type="image/png"/>
  <manifest:file-entry manifest:full-path="Pictures/100000010000078000000438CC080E92C9F9402D.png" manifest:media-type="image/png"/>
  <manifest:file-entry manifest:full-path="Pictures/1000000100000801000004B0808B771FC27DB762.png" manifest:media-type="image/png"/>
  <manifest:file-entry manifest:full-path="Pictures/1000000100000780000004389DAFA862F485AD1A.png" manifest:media-type="image/png"/>
  <manifest:file-entry manifest:full-path="Pictures/100000010000078000000438D5BE143AA1EE0916.png" manifest:media-type="image/png"/>
  <manifest:file-entry manifest:full-path="Pictures/100000010000078000000438B03D557ADE359DAE.png" manifest:media-type="image/png"/>
  <manifest:file-entry manifest:full-path="Pictures/1000000100000780000004383B54BEFA4B326CFF.png" manifest:media-type="image/png"/>
  <manifest:file-entry manifest:full-path="Pictures/1000000100000780000004387837E3AF5B5286ED.png" manifest:media-type="image/png"/>
  <manifest:file-entry manifest:full-path="Pictures/100000010000078000000438756B8B7E391516FF.png" manifest:media-type="image/png"/>
  <manifest:file-entry manifest:full-path="Pictures/100000010000078000000438E4A6C5F004D4F7D6.png" manifest:media-type="image/png"/>
  <manifest:file-entry manifest:full-path="Pictures/100000010000078000000438432C0E656C7B88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1" draw:layer="layout" svg:width="27.998cm" svg:height="15.749cm" svg:x="0.002cm" svg:y="0cm">
          <draw:image xlink:href="Pictures/100000010000078000000438432C0E656C7B88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7.998cm" svg:height="15.749cm" svg:x="0.002cm" svg:y="0.001cm">
          <draw:image xlink:href="Pictures/100000010000078000000438756B8B7E391516F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1" draw:layer="layout" svg:width="27.998cm" svg:height="15.749cm" svg:x="0cm" svg:y="0cm">
          <draw:image xlink:href="Pictures/1000000100000780000004387837E3AF5B5286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27.998cm" svg:height="15.749cm" svg:x="0cm" svg:y="0cm">
          <draw:image xlink:href="Pictures/1000000100000780000004383B54BEFA4B326CF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1" draw:layer="layout" svg:width="27.998cm" svg:height="15.749cm" svg:x="0.002cm" svg:y="0cm">
          <draw:image xlink:href="Pictures/100000010000078000000438B03D557ADE359D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1" draw:layer="layout" svg:width="27.998cm" svg:height="15.749cm" svg:x="0cm" svg:y="0.001cm">
          <draw:image xlink:href="Pictures/100000010000078000000438D5BE143AA1EE09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998cm" svg:height="15.749cm" svg:x="0cm" svg:y="0cm">
          <draw:image xlink:href="Pictures/100000010000078000000438E4A6C5F004D4F7D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27.998cm" svg:height="15.749cm" svg:x="0.002cm" svg:y="0cm">
          <draw:image xlink:href="Pictures/100000010000078000000438CC080E92C9F9402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1" draw:layer="layout" svg:width="27.998cm" svg:height="15.749cm" svg:x="0cm" svg:y="0cm">
          <draw:image xlink:href="Pictures/100000010000078000000438F23B112EDAA7610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7.998cm" svg:height="15.749cm" svg:x="0.002cm" svg:y="0cm">
          <draw:image xlink:href="Pictures/1000000100000780000004389314A797C4F5B9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1" draw:layer="layout" svg:width="27.998cm" svg:height="15.749cm" svg:x="0cm" svg:y="0cm">
          <draw:image xlink:href="Pictures/1000000100000780000004384170F4C24AEA2B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1" draw:layer="layout" svg:width="27.998cm" svg:height="15.749cm" svg:x="0cm" svg:y="0.001cm">
          <draw:image xlink:href="Pictures/1000000100000780000004389DAFA862F485AD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1" draw:layer="layout" svg:width="26.892cm" svg:height="15.749cm" svg:x="0.5cm" svg:y="0cm">
          <draw:image xlink:href="Pictures/1000000100000801000004B0808B771FC27DB7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7T19:42:04.655225371</meta:creation-date>
    <dc:date>2023-02-27T19:46:14.908791058</dc:date>
    <meta:editing-duration>PT4M10S</meta:editing-duration>
    <meta:editing-cycles>3</meta:editing-cycles>
    <meta:generator>LibreOffice/7.3.7.2$Linux_X86_64 LibreOffice_project/30$Build-2</meta:generator>
    <meta:document-statistic meta:object-count="60"/>
  </office:meta>
</office:document-meta>
</file>